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7472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3335in"/>
    </style:style>
    <style:style style:name="co7" style:family="table-column">
      <style:table-column-properties fo:break-before="auto" style:column-width="0.3756in"/>
    </style:style>
    <style:style style:name="co8" style:family="table-column">
      <style:table-column-properties fo:break-before="auto" style:column-width="0.6516in"/>
    </style:style>
    <style:style style:name="co10" style:family="table-column">
      <style:table-column-properties fo:break-before="auto" style:column-width="0.1909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7.43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309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 style:data-style-name="N110"/>
    <style:style style:name="ce28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1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1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Planilha1" table:style-name="ta1"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0" table:default-cell-style-name="Default"/>
        <table:table-column table:style-name="co11" table:number-columns-repeated="5" table:default-cell-style-name="ce27"/>
        <table:table-column table:style-name="co10" table:default-cell-style-name="Default"/>
        <table:table-column table:style-name="co9" table:default-cell-style-name="ce27"/>
        <table:table-column table:style-name="co9" table:default-cell-style-name="Default"/>
        <table:table-row table:style-name="ro2">
          <table:table-cell table:style-name="ce1"/>
          <table:table-cell table:style-name="ce2" office:value-type="string">
            <text:p>CAMPO</text:p>
          </table:table-cell>
          <table:table-cell table:style-name="ce2" office:value-type="string">
            <office:annotation draw:style-name="gr1" draw:text-style-name="P1" svg:width="1.1413in" svg:height="0.5457in" svg:x="2.1484in" svg:y="0in" draw:caption-point-x="-0.2402in" draw:caption-point-y="0.0039in">
              <dc:date>2017-09-12T00:00:00</dc:date>
              <text:p text:style-name="P1">total number of the values for the field</text:p>
            </office:annotation>
            <text:p>Tk</text:p>
          </table:table-cell>
          <table:table-cell table:style-name="ce2" office:value-type="string">
            <office:annotation draw:style-name="gr1" draw:text-style-name="P1" svg:width="1.1413in" svg:height="0.5457in" svg:x="2.8213in" svg:y="0in" draw:caption-point-x="-0.2402in" draw:caption-point-y="0.0039in">
              <dc:date>2017-09-12T00:00:00</dc:date>
              <text:p text:style-name="P1">total number of *unique* values for the field</text:p>
            </office:annotation>
            <text:p>Qk</text:p>
          </table:table-cell>
          <table:table-cell table:style-name="ce12" office:value-type="string">
            <office:annotation draw:style-name="gr1" draw:text-style-name="P1" svg:width="1.1413in" svg:height="0.8567in" svg:x="3.3563in" svg:y="0in" draw:caption-point-x="-0.2402in" draw:caption-point-y="0.0039in">
              <dc:date>2017-09-12T00:00:00</dc:date>
              <text:p text:style-name="P1">average frequency for the field across both datasets to be linked</text:p>
            </office:annotation>
            <text:p>Ak</text:p>
          </table:table-cell>
          <table:table-cell table:style-name="ce1"/>
          <table:table-cell table:style-name="ce2" office:value-type="string">
            <office:annotation draw:style-name="gr1" draw:text-style-name="P1" svg:width="1.1413in" svg:height="0.8567in" svg:x="4.0654in" svg:y="0in" draw:caption-point-x="-0.2402in" draw:caption-point-y="0.0039in">
              <dc:date>2017-09-12T00:00:00</dc:date>
              <text:p text:style-name="P1">field-specific frequency of the current value (varies for each unique value)</text:p>
            </office:annotation>
            <text:p>Ik</text:p>
          </table:table-cell>
          <table:table-cell table:style-name="ce2" office:value-type="string">
            <office:annotation draw:style-name="gr1" draw:text-style-name="P1" svg:width="1.1413in" svg:height="0.5457in" svg:x="4.7165in" svg:y="0in" draw:caption-point-x="-0.2402in" draw:caption-point-y="0.0039in">
              <dc:date>2017-09-12T00:00:00</dc:date>
              <text:p text:style-name="P1">general scaling factor for each field</text:p>
            </office:annotation>
            <text:p>Sk</text:p>
          </table:table-cell>
          <table:table-cell table:style-name="ce2" office:value-type="string">
            <text:p>ESCALA</text:p>
          </table:table-cell>
          <table:table-cell table:style-name="ce9" table:number-columns-repeated="3"/>
          <table:table-cell/>
          <table:table-cell table:style-name="ce21" office:value-type="string" table:number-columns-spanned="5" table:number-rows-spanned="1">
            <text:p>PARÂMETROS DO ALGORITMO</text:p>
          </table:table-cell>
          <table:covered-table-cell table:number-columns-repeated="4" table:style-name="ce22"/>
          <table:table-cell/>
          <table:table-cell table:style-name="ce31"/>
          <table:table-cell/>
        </table:table-row>
        <table:table-row table:style-name="ro3">
          <table:table-cell table:style-name="ce2" table:formula="of:=SUM([.A3:.A4])" office:value-type="float" office:value="10">
            <text:p>10</text:p>
          </table:table-cell>
          <table:table-cell table:style-name="ce2" office:value-type="string">
            <text:p>PNOME</text:p>
          </table:table-cell>
          <table:table-cell table:style-name="ce8" table:formula="of:=4+6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13" table:formula="of:=SQRT([.C2]/[.D2])" office:value-type="float" office:value="2.23606797749979">
            <text:p>2,24</text:p>
          </table:table-cell>
          <table:table-cell table:style-name="ce1"/>
          <table:table-cell table:number-columns-repeated="2" table:style-name="ce3" office:value-type="string">
            <text:p>-</text:p>
          </table:table-cell>
          <table:table-cell table:style-name="ce18" office:value-type="string">
            <text:p>SIM</text:p>
          </table:table-cell>
          <table:table-cell table:style-name="ce9" table:number-columns-repeated="3"/>
          <table:table-cell/>
          <table:table-cell table:style-name="ce22" office:value-type="string">
            <text:p>PNOME</text:p>
          </table:table-cell>
          <table:table-cell table:style-name="ce22" office:value-type="string">
            <text:p>UNOME</text:p>
          </table:table-cell>
          <table:table-cell table:style-name="ce22" office:value-type="string">
            <text:p>NASC</text:p>
          </table:table-cell>
          <table:table-cell table:style-name="ce22" office:value-type="string">
            <text:p>SEXO</text:p>
          </table:table-cell>
          <table:table-cell table:style-name="ce22" office:value-type="string">
            <text:p>UF</text:p>
          </table:table-cell>
          <table:table-cell/>
          <table:table-cell table:style-name="ce31" office:value-type="string" table:number-columns-spanned="2" table:number-rows-spanned="1">
            <text:p>LIMITES</text:p>
          </table:table-cell>
          <table:covered-table-cell table:style-name="ce3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JOSE</text:p>
          </table:table-cell>
          <table:table-cell table:style-name="ce3" table:number-columns-repeated="2"/>
          <table:table-cell table:style-name="ce13"/>
          <table:table-cell table:style-name="ce1"/>
          <table:table-cell table:style-name="ce13" table:formula="of:=[.$A3]/[.$A$2]" office:value-type="float" office:value="0.7">
            <text:p>0,70</text:p>
          </table:table-cell>
          <table:table-cell table:style-name="ce13" table:formula="of:=SQRT([.$E$2]/[.G3])" office:value-type="float" office:value="1.78728364424892">
            <text:p>1,79</text:p>
          </table:table-cell>
          <table:table-cell table:style-name="ce13" table:formula="of:=IF([.$I$2]=&quot;SIM&quot;;[.H3];1)" office:value-type="float" office:value="1.78728364424892">
            <text:p>1,79</text:p>
          </table:table-cell>
          <table:table-cell table:style-name="ce19" office:value-type="string" table:number-columns-spanned="2" table:number-rows-spanned="1">
            <text:p>match</text:p>
          </table:table-cell>
          <table:covered-table-cell table:style-name="ce9"/>
          <table:table-cell table:style-name="ce20" office:value-type="string">
            <text:p>m</text:p>
          </table:table-cell>
          <table:table-cell office:value-type="string">
            <text:p>%</text:p>
          </table:table-cell>
          <table:table-cell table:style-name="ce23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5">
            <text:p>5</text:p>
          </table:table-cell>
          <table:table-cell/>
          <table:table-cell table:style-name="ce32" office:value-type="float" office:value="10">
            <text:p>10,000</text:p>
          </table:table-cell>
          <table:table-cell table:style-name="ce7" office:value-type="string">
            <text:p>INFERIOR</text:p>
          </table:table-cell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office:value-type="string">
            <text:p>MARIA</text:p>
          </table:table-cell>
          <table:table-cell table:style-name="ce3" table:number-columns-repeated="2"/>
          <table:table-cell table:style-name="ce13"/>
          <table:table-cell table:style-name="ce1"/>
          <table:table-cell table:style-name="ce13" table:formula="of:=[.$A4]/[.$A$2]" office:value-type="float" office:value="0.3">
            <text:p>0,30</text:p>
          </table:table-cell>
          <table:table-cell table:style-name="ce13" table:formula="of:=SQRT([.$E$2]/[.G4])" office:value-type="float" office:value="2.73012086270907">
            <text:p>2,73</text:p>
          </table:table-cell>
          <table:table-cell table:style-name="ce13" table:formula="of:=IF([.$I$2]=&quot;SIM&quot;;[.H4];1)" office:value-type="float" office:value="2.73012086270907">
            <text:p>2,73</text:p>
          </table:table-cell>
          <table:table-cell table:style-name="ce19" office:value-type="string" table:number-columns-spanned="2" table:number-rows-spanned="1">
            <text:p>unmatch</text:p>
          </table:table-cell>
          <table:covered-table-cell table:style-name="ce9"/>
          <table:table-cell table:style-name="ce20" office:value-type="string">
            <text:p>u</text:p>
          </table:table-cell>
          <table:table-cell office:value-type="string">
            <text:p>%</text:p>
          </table:table-cell>
          <table:table-cell table:style-name="ce23" office:value-type="float" office:value="5">
            <text:p>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/>
          <table:table-cell table:style-name="ce32" office:value-type="float" office:value="15">
            <text:p>15,000</text:p>
          </table:table-cell>
          <table:table-cell table:style-name="ce7" office:value-type="string">
            <text:p>SUPERIOR</text:p>
          </table:table-cell>
        </table:table-row>
        <table:table-row table:style-name="ro2">
          <table:table-cell table:style-name="ce2" table:formula="of:=SUM([.A6:.A8])" office:value-type="float" office:value="9">
            <text:p>9</text:p>
          </table:table-cell>
          <table:table-cell table:style-name="ce2" office:value-type="string">
            <text:p>UNOME</text:p>
          </table:table-cell>
          <table:table-cell table:style-name="ce8" table:formula="of:=[.C2]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13" table:formula="of:=SQRT([.C5]/[.D5])" office:value-type="float" office:value="1.82574185835055">
            <text:p>1,83</text:p>
          </table:table-cell>
          <table:table-cell table:style-name="ce1"/>
          <table:table-cell table:number-columns-repeated="2" table:style-name="ce3" office:value-type="string">
            <text:p>-</text:p>
          </table:table-cell>
          <table:table-cell table:style-name="ce18" office:value-type="string">
            <text:p>SIM</text:p>
          </table:table-cell>
          <table:table-cell table:style-name="ce9" table:number-columns-repeated="2"/>
          <table:table-cell table:style-name="ce20" office:value-type="string">
            <text:p>lim</text:p>
          </table:table-cell>
          <table:table-cell/>
          <table:table-cell table:style-name="ce23" office:value-type="float" office:value="85">
            <text:p>85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65">
            <text:p>65</text:p>
          </table:table-cell>
          <table:table-cell table:style-name="ce28" table:number-columns-repeated="2"/>
          <table:table-cell/>
          <table:table-cell table:style-name="ce31"/>
          <table:table-cell table:style-name="ce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SILVA</text:p>
          </table:table-cell>
          <table:table-cell table:style-name="ce3" table:number-columns-repeated="2"/>
          <table:table-cell table:style-name="ce13"/>
          <table:table-cell table:style-name="ce1"/>
          <table:table-cell table:style-name="ce13" table:formula="of:=[.$A6]/[.$A$5]" office:value-type="float" office:value="0.555555555555556">
            <text:p>0,56</text:p>
          </table:table-cell>
          <table:table-cell table:style-name="ce13" table:formula="of:=SQRT([.$E$5]/[.G6])" office:value-type="float" office:value="1.81282523841406">
            <text:p>1,81</text:p>
          </table:table-cell>
          <table:table-cell table:style-name="ce13" table:formula="of:=IF([.$I$5]=&quot;SIM&quot;;[.H6];1)" office:value-type="float" office:value="1.81282523841406">
            <text:p>1,81</text:p>
          </table:table-cell>
          <table:table-cell table:style-name="ce19" office:value-type="string" table:number-columns-spanned="2" table:number-rows-spanned="1">
            <text:p>peso conc.</text:p>
          </table:table-cell>
          <table:covered-table-cell table:style-name="ce9"/>
          <table:table-cell table:style-name="ce20" office:value-type="string">
            <text:p>wc</text:p>
          </table:table-cell>
          <table:table-cell/>
          <table:table-cell table:style-name="ce24" table:formula="of:=LN([.N3]/[.N4])/LN(2)" office:value-type="float" office:value="4.24792751344359">
            <text:p>4,248</text:p>
          </table:table-cell>
          <table:table-cell table:style-name="ce24" table:formula="of:=LN([.O3]/[.O4])/LN(2)" office:value-type="float" office:value="3.24792751344359">
            <text:p>3,248</text:p>
          </table:table-cell>
          <table:table-cell table:style-name="ce24" table:formula="of:=LN([.P3]/[.P4])/LN(2)" office:value-type="float" office:value="4.16992500144231">
            <text:p>4,170</text:p>
          </table:table-cell>
          <table:table-cell table:style-name="ce24" table:formula="of:=LN([.Q3]/[.Q4])/LN(2)" office:value-type="float" office:value="0.678071905112638">
            <text:p>0,678</text:p>
          </table:table-cell>
          <table:table-cell table:style-name="ce24" table:formula="of:=LN([.R3]/[.R4])/LN(2)" office:value-type="float" office:value="2.32192809488736">
            <text:p>2,322</text:p>
          </table:table-cell>
          <table:table-cell/>
          <table:table-cell table:style-name="ce33" table:formula="of:=MAX([.T12:.T35])" office:value-type="float" office:value="27.927976845076">
            <text:p>27,928</text:p>
          </table:table-cell>
          <table:table-cell table:style-name="ce7" office:value-type="string">
            <text:p>MÁXIMO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SOUZA</text:p>
          </table:table-cell>
          <table:table-cell table:style-name="ce3" table:number-columns-repeated="2"/>
          <table:table-cell table:style-name="ce13"/>
          <table:table-cell table:style-name="ce1"/>
          <table:table-cell table:style-name="ce13" table:formula="of:=[.$A7]/[.$A$5]" office:value-type="float" office:value="0.333333333333333">
            <text:p>0,33</text:p>
          </table:table-cell>
          <table:table-cell table:style-name="ce13" table:formula="of:=SQRT([.$E$5]/[.G7])" office:value-type="float" office:value="2.34034731932072">
            <text:p>2,34</text:p>
          </table:table-cell>
          <table:table-cell table:style-name="ce13" table:formula="of:=IF([.$I$5]=&quot;SIM&quot;;[.H7];1)" office:value-type="float" office:value="2.34034731932072">
            <text:p>2,34</text:p>
          </table:table-cell>
          <table:table-cell table:style-name="ce19" office:value-type="string" table:number-columns-spanned="2" table:number-rows-spanned="1">
            <text:p>peso disc.</text:p>
          </table:table-cell>
          <table:covered-table-cell table:style-name="ce9"/>
          <table:table-cell table:style-name="ce20" office:value-type="string">
            <text:p>wd</text:p>
          </table:table-cell>
          <table:table-cell/>
          <table:table-cell table:style-name="ce24" table:formula="of:=LN((1-[.N3]/100)/(1-[.N4]/100))/LN(2)" office:value-type="float" office:value="-4.24792751344358">
            <text:p>-4,248</text:p>
          </table:table-cell>
          <table:table-cell table:style-name="ce24" table:formula="of:=LN((1-[.O3]/100)/(1-[.O4]/100))/LN(2)" office:value-type="float" office:value="-4.16992500144231">
            <text:p>-4,170</text:p>
          </table:table-cell>
          <table:table-cell table:style-name="ce24" table:formula="of:=LN((1-[.P3]/100)/(1-[.P4]/100))/LN(2)" office:value-type="float" office:value="-3.24792751344359">
            <text:p>-3,248</text:p>
          </table:table-cell>
          <table:table-cell table:style-name="ce24" table:formula="of:=LN((1-[.Q3]/100)/(1-[.Q4]/100))/LN(2)" office:value-type="float" office:value="-1.32192809488736">
            <text:p>-1,322</text:p>
          </table:table-cell>
          <table:table-cell table:style-name="ce24" table:formula="of:=LN((1-[.R3]/100)/(1-[.R4]/100))/LN(2)" office:value-type="float" office:value="-0.0595010117486618">
            <text:p>-0,060</text:p>
          </table:table-cell>
          <table:table-cell/>
          <table:table-cell table:style-name="ce33" table:formula="of:=MIN([.T13:.T36])" office:value-type="float" office:value="-10.6657800283295">
            <text:p>-10,666</text:p>
          </table:table-cell>
          <table:table-cell table:style-name="ce7" office:value-type="string">
            <text:p>MENOR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string">
            <text:p>WINKLER</text:p>
          </table:table-cell>
          <table:table-cell table:style-name="ce3" table:number-columns-repeated="2"/>
          <table:table-cell table:style-name="ce13"/>
          <table:table-cell table:style-name="ce1"/>
          <table:table-cell table:style-name="ce13" table:formula="of:=[.$A8]/[.$A$5]" office:value-type="float" office:value="0.111111111111111">
            <text:p>0,11</text:p>
          </table:table-cell>
          <table:table-cell table:style-name="ce13" table:formula="of:=SQRT([.$E$5]/[.G8])" office:value-type="float" office:value="4.0536004644211">
            <text:p>4,05</text:p>
          </table:table-cell>
          <table:table-cell table:style-name="ce13" table:formula="of:=IF([.$I$5]=&quot;SIM&quot;;[.H8];1)" office:value-type="float" office:value="4.0536004644211">
            <text:p>4,05</text:p>
          </table:table-cell>
          <table:table-cell table:style-name="ce9" table:number-columns-repeated="2"/>
          <table:table-cell table:style-name="ce20"/>
          <table:table-cell/>
          <table:table-cell table:style-name="ce24" table:number-columns-repeated="5"/>
          <table:table-cell/>
          <table:table-cell table:style-name="ce33"/>
          <table:table-cell/>
        </table:table-row>
        <table:table-row table:style-name="ro6">
          <table:table-cell table:style-name="Default" table:number-columns-repeated="3"/>
          <table:table-cell table:style-name="ce9" table:number-columns-repeated="3"/>
          <table:table-cell table:style-name="ce14"/>
          <table:table-cell table:style-name="ce9" table:number-columns-repeated="5"/>
          <table:table-cell/>
          <table:table-cell table:style-name="ce25"/>
          <table:table-cell table:style-name="ce29" table:number-columns-repeated="4"/>
          <table:table-cell/>
          <table:table-cell table:style-name="ce31"/>
          <table:table-cell/>
        </table:table-row>
        <table:table-row table:style-name="ro6">
          <table:table-cell table:style-name="ce4" office:value-type="string" table:number-columns-spanned="6" table:number-rows-spanned="1">
            <text:p>BASE A</text:p>
          </table:table-cell>
          <table:covered-table-cell table:number-columns-repeated="5" table:style-name="ce3"/>
          <table:table-cell table:style-name="ce15" office:value-type="string" table:number-columns-spanned="6" table:number-rows-spanned="1">
            <text:p>BASE B</text:p>
          </table:table-cell>
          <table:covered-table-cell table:number-columns-repeated="5" table:style-name="ce3"/>
          <table:table-cell/>
          <table:table-cell table:style-name="ce21" office:value-type="string" table:number-columns-spanned="5" table:number-rows-spanned="1">
            <text:p>PONTUAÇÃO DA COMPARAÇÃO</text:p>
          </table:table-cell>
          <table:covered-table-cell table:number-columns-repeated="4" table:style-name="ce30"/>
          <table:table-cell/>
          <table:table-cell table:style-name="ce34" office:value-type="string" table:number-columns-spanned="1" table:number-rows-spanned="2">
            <text:p>ESCORE TOTAL</text:p>
          </table:table-cell>
          <table:table-cell table:style-name="ce7"/>
        </table:table-row>
        <table:table-row table:style-name="ro6">
          <table:table-cell table:style-name="ce5" office:value-type="string">
            <text:p>CPF</text:p>
          </table:table-cell>
          <table:table-cell table:style-name="ce2" office:value-type="string">
            <text:p>PNOME</text:p>
          </table:table-cell>
          <table:table-cell table:style-name="ce2" office:value-type="string">
            <text:p>UNOME</text:p>
          </table:table-cell>
          <table:table-cell table:style-name="ce2" office:value-type="string">
            <text:p>NASC</text:p>
          </table:table-cell>
          <table:table-cell table:style-name="ce2" office:value-type="string">
            <text:p>SEXO</text:p>
          </table:table-cell>
          <table:table-cell table:style-name="ce2" office:value-type="string">
            <text:p>UF</text:p>
          </table:table-cell>
          <table:table-cell table:style-name="ce16" office:value-type="string">
            <text:p>NIS</text:p>
          </table:table-cell>
          <table:table-cell table:style-name="ce2" office:value-type="string">
            <text:p>PNOME</text:p>
          </table:table-cell>
          <table:table-cell table:style-name="ce2" office:value-type="string">
            <text:p>UNOME</text:p>
          </table:table-cell>
          <table:table-cell table:style-name="ce2" office:value-type="string">
            <text:p>NASC</text:p>
          </table:table-cell>
          <table:table-cell table:style-name="ce2" office:value-type="string">
            <text:p>SEXO</text:p>
          </table:table-cell>
          <table:table-cell table:style-name="ce2" office:value-type="string">
            <text:p>UF</text:p>
          </table:table-cell>
          <table:table-cell/>
          <table:table-cell table:style-name="ce22" office:value-type="string">
            <text:p>PNOME</text:p>
          </table:table-cell>
          <table:table-cell table:style-name="ce22" office:value-type="string">
            <text:p>UNOME</text:p>
          </table:table-cell>
          <table:table-cell table:style-name="ce22" office:value-type="string">
            <text:p>NASC</text:p>
          </table:table-cell>
          <table:table-cell table:style-name="ce22" office:value-type="string">
            <text:p>SEXO</text:p>
          </table:table-cell>
          <table:table-cell table:style-name="ce22" office:value-type="string">
            <text:p>UF</text:p>
          </table:table-cell>
          <table:table-cell/>
          <table:covered-table-cell table:style-name="ce26"/>
          <table:table-cell table:style-name="ce7"/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11">
            <text:p>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12]=[.H12];[.N$6]*VLOOKUP([.B12];[.$B$3:.$I$4];8);[.N$7])" office:value-type="float" office:value="7.5922513667327">
            <text:p>7,592</text:p>
          </table:table-cell>
          <table:table-cell table:style-name="ce26" table:formula="of:=IF([.C12]=[.I12];[.O$6]*VLOOKUP([.C12];[.$B$6:.$I$8];8);[.O$7])" office:value-type="float" office:value="7.60127844943569">
            <text:p>7,601</text:p>
          </table:table-cell>
          <table:table-cell table:style-name="ce26" table:formula="of:=IF([.D12]=[.J12];[.P$6];[.P$7])" office:value-type="float" office:value="4.16992500144231">
            <text:p>4,170</text:p>
          </table:table-cell>
          <table:table-cell table:style-name="ce26" table:formula="of:=IF([.E12]=[.K12];[.Q$6];[.Q$7])" office:value-type="float" office:value="0.678071905112638">
            <text:p>0,678</text:p>
          </table:table-cell>
          <table:table-cell table:style-name="ce26" table:formula="of:=IF([.F12]=[.L12];[.R$6];[.R$7])" office:value-type="float" office:value="2.32192809488736">
            <text:p>2,322</text:p>
          </table:table-cell>
          <table:table-cell/>
          <table:table-cell table:style-name="ce26" table:formula="of:=SUM([.N12:.R12])" office:value-type="float" office:value="22.3634548176107">
            <text:p>22,363</text:p>
          </table:table-cell>
          <table:table-cell table:style-name="ce7" table:formula="of:=IF([.T12]&gt;=[.$T$4];&quot;EXATO&quot;;IF([.T12]&gt;=[.$T$3];&quot;ANALISAR&quot;;&quot;&quot;))" office:value-type="string" office:string-value="EXATO">
            <text:p>EXATO</text:p>
          </table:table-cell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DF</text:p>
          </table:table-cell>
          <table:table-cell/>
          <table:table-cell table:style-name="ce26" table:formula="of:=IF([.B13]=[.H13];[.N$6]*VLOOKUP([.B13];[.$B$3:.$I$4];8);[.N$7])" office:value-type="float" office:value="7.5922513667327">
            <text:p>7,592</text:p>
          </table:table-cell>
          <table:table-cell table:style-name="ce26" table:formula="of:=IF([.C13]=[.I13];[.O$6]*VLOOKUP([.C13];[.$B$6:.$I$8];8);[.O$7])" office:value-type="float" office:value="-4.16992500144231">
            <text:p>-4,170</text:p>
          </table:table-cell>
          <table:table-cell table:style-name="ce26" table:formula="of:=IF([.D13]=[.J13];[.P$6];[.P$7])" office:value-type="float" office:value="-3.24792751344359">
            <text:p>-3,248</text:p>
          </table:table-cell>
          <table:table-cell table:style-name="ce26" table:formula="of:=IF([.E13]=[.K13];[.Q$6];[.Q$7])" office:value-type="float" office:value="0.678071905112638">
            <text:p>0,678</text:p>
          </table:table-cell>
          <table:table-cell table:style-name="ce26" table:formula="of:=IF([.F13]=[.L13];[.R$6];[.R$7])" office:value-type="float" office:value="-0.0595010117486618">
            <text:p>-0,060</text:p>
          </table:table-cell>
          <table:table-cell/>
          <table:table-cell table:style-name="ce26" table:formula="of:=SUM([.N13:.R13])" office:value-type="float" office:value="0.792969745210783">
            <text:p>0,793</text:p>
          </table:table-cell>
          <table:table-cell table:style-name="ce7" table:formula="of:=IF([.T13]&gt;=[.$T$4];&quot;EXATO&quot;;IF([.T13]&gt;=[.$T$3];&quot;ANALISAR&quot;;&quot;&quot;))">
            <text:p/>
          </table:table-cell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33">
            <text:p>33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14]=[.H14];[.N$6]*VLOOKUP([.B14];[.$B$3:.$I$4];8);[.N$7])" office:value-type="float" office:value="-4.24792751344358">
            <text:p>-4,248</text:p>
          </table:table-cell>
          <table:table-cell table:style-name="ce26" table:formula="of:=IF([.C14]=[.I14];[.O$6]*VLOOKUP([.C14];[.$B$6:.$I$8];8);[.O$7])" office:value-type="float" office:value="-4.16992500144231">
            <text:p>-4,170</text:p>
          </table:table-cell>
          <table:table-cell table:style-name="ce26" table:formula="of:=IF([.D14]=[.J14];[.P$6];[.P$7])" office:value-type="float" office:value="-3.24792751344359">
            <text:p>-3,248</text:p>
          </table:table-cell>
          <table:table-cell table:style-name="ce26" table:formula="of:=IF([.E14]=[.K14];[.Q$6];[.Q$7])" office:value-type="float" office:value="-1.32192809488736">
            <text:p>-1,322</text:p>
          </table:table-cell>
          <table:table-cell table:style-name="ce26" table:formula="of:=IF([.F14]=[.L14];[.R$6];[.R$7])" office:value-type="float" office:value="2.32192809488736">
            <text:p>2,322</text:p>
          </table:table-cell>
          <table:table-cell/>
          <table:table-cell table:style-name="ce26" table:formula="of:=SUM([.N14:.R14])" office:value-type="float" office:value="-10.6657800283295">
            <text:p>-10,666</text:p>
          </table:table-cell>
          <table:table-cell table:style-name="ce7" table:formula="of:=IF([.T14]&gt;=[.$T$4];&quot;EXATO&quot;;IF([.T14]&gt;=[.$T$3];&quot;ANALISAR&quot;;&quot;&quot;))">
            <text:p/>
          </table:table-cell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44">
            <text:p>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5-04-01">
            <text:p>01/04/9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R</text:p>
          </table:table-cell>
          <table:table-cell/>
          <table:table-cell table:style-name="ce26" table:formula="of:=IF([.B15]=[.H15];[.N$6]*VLOOKUP([.B15];[.$B$3:.$I$4];8);[.N$7])" office:value-type="float" office:value="7.5922513667327">
            <text:p>7,592</text:p>
          </table:table-cell>
          <table:table-cell table:style-name="ce26" table:formula="of:=IF([.C15]=[.I15];[.O$6]*VLOOKUP([.C15];[.$B$6:.$I$8];8);[.O$7])" office:value-type="float" office:value="-4.16992500144231">
            <text:p>-4,170</text:p>
          </table:table-cell>
          <table:table-cell table:style-name="ce26" table:formula="of:=IF([.D15]=[.J15];[.P$6];[.P$7])" office:value-type="float" office:value="-3.24792751344359">
            <text:p>-3,248</text:p>
          </table:table-cell>
          <table:table-cell table:style-name="ce26" table:formula="of:=IF([.E15]=[.K15];[.Q$6];[.Q$7])" office:value-type="float" office:value="0.678071905112638">
            <text:p>0,678</text:p>
          </table:table-cell>
          <table:table-cell table:style-name="ce26" table:formula="of:=IF([.F15]=[.L15];[.R$6];[.R$7])" office:value-type="float" office:value="-0.0595010117486618">
            <text:p>-0,060</text:p>
          </table:table-cell>
          <table:table-cell/>
          <table:table-cell table:style-name="ce26" table:formula="of:=SUM([.N15:.R15])" office:value-type="float" office:value="0.792969745210783">
            <text:p>0,793</text:p>
          </table:table-cell>
          <table:table-cell table:style-name="ce7" table:formula="of:=IF([.T15]&gt;=[.$T$4];&quot;EXATO&quot;;IF([.T15]&gt;=[.$T$3];&quot;ANALISAR&quot;;&quot;&quot;))">
            <text:p/>
          </table:table-cell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55">
            <text:p>55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96-07-20">
            <text:p>20/07/96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16]=[.H16];[.N$6]*VLOOKUP([.B16];[.$B$3:.$I$4];8);[.N$7])" office:value-type="float" office:value="-4.24792751344358">
            <text:p>-4,248</text:p>
          </table:table-cell>
          <table:table-cell table:style-name="ce26" table:formula="of:=IF([.C16]=[.I16];[.O$6]*VLOOKUP([.C16];[.$B$6:.$I$8];8);[.O$7])" office:value-type="float" office:value="7.60127844943569">
            <text:p>7,601</text:p>
          </table:table-cell>
          <table:table-cell table:style-name="ce26" table:formula="of:=IF([.D16]=[.J16];[.P$6];[.P$7])" office:value-type="float" office:value="-3.24792751344359">
            <text:p>-3,248</text:p>
          </table:table-cell>
          <table:table-cell table:style-name="ce26" table:formula="of:=IF([.E16]=[.K16];[.Q$6];[.Q$7])" office:value-type="float" office:value="-1.32192809488736">
            <text:p>-1,322</text:p>
          </table:table-cell>
          <table:table-cell table:style-name="ce26" table:formula="of:=IF([.F16]=[.L16];[.R$6];[.R$7])" office:value-type="float" office:value="2.32192809488736">
            <text:p>2,322</text:p>
          </table:table-cell>
          <table:table-cell/>
          <table:table-cell table:style-name="ce26" table:formula="of:=SUM([.N16:.R16])" office:value-type="float" office:value="1.10542342254853">
            <text:p>1,105</text:p>
          </table:table-cell>
          <table:table-cell table:style-name="ce7" table:formula="of:=IF([.T16]&gt;=[.$T$4];&quot;EXATO&quot;;IF([.T16]&gt;=[.$T$3];&quot;ANALISAR&quot;;&quot;&quot;))">
            <text:p/>
          </table:table-cell>
        </table:table-row>
        <table:table-row table:style-name="ro6">
          <table:table-cell table:style-name="ce6" office:value-type="float" office:value="111">
            <text:p>1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66">
            <text:p>66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17]=[.H17];[.N$6]*VLOOKUP([.B17];[.$B$3:.$I$4];8);[.N$7])" office:value-type="float" office:value="7.5922513667327">
            <text:p>7,592</text:p>
          </table:table-cell>
          <table:table-cell table:style-name="ce26" table:formula="of:=IF([.C17]=[.I17];[.O$6]*VLOOKUP([.C17];[.$B$6:.$I$8];8);[.O$7])" office:value-type="float" office:value="-4.16992500144231">
            <text:p>-4,170</text:p>
          </table:table-cell>
          <table:table-cell table:style-name="ce26" table:formula="of:=IF([.D17]=[.J17];[.P$6];[.P$7])" office:value-type="float" office:value="-3.24792751344359">
            <text:p>-3,248</text:p>
          </table:table-cell>
          <table:table-cell table:style-name="ce26" table:formula="of:=IF([.E17]=[.K17];[.Q$6];[.Q$7])" office:value-type="float" office:value="0.678071905112638">
            <text:p>0,678</text:p>
          </table:table-cell>
          <table:table-cell table:style-name="ce26" table:formula="of:=IF([.F17]=[.L17];[.R$6];[.R$7])" office:value-type="float" office:value="2.32192809488736">
            <text:p>2,322</text:p>
          </table:table-cell>
          <table:table-cell/>
          <table:table-cell table:style-name="ce26" table:formula="of:=SUM([.N17:.R17])" office:value-type="float" office:value="3.17439885184681">
            <text:p>3,174</text:p>
          </table:table-cell>
          <table:table-cell table:style-name="ce7" table:formula="of:=IF([.T17]&gt;=[.$T$4];&quot;EXATO&quot;;IF([.T17]&gt;=[.$T$3];&quot;ANALISAR&quot;;&quot;&quot;))">
            <text:p/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11">
            <text:p>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18]=[.H18];[.N$6]*VLOOKUP([.B18];[.$B$3:.$I$4];8);[.N$7])" office:value-type="float" office:value="-4.24792751344358">
            <text:p>-4,248</text:p>
          </table:table-cell>
          <table:table-cell table:style-name="ce26" table:formula="of:=IF([.C18]=[.I18];[.O$6]*VLOOKUP([.C18];[.$B$6:.$I$8];8);[.O$7])" office:value-type="float" office:value="-4.16992500144231">
            <text:p>-4,170</text:p>
          </table:table-cell>
          <table:table-cell table:style-name="ce26" table:formula="of:=IF([.D18]=[.J18];[.P$6];[.P$7])" office:value-type="float" office:value="-3.24792751344359">
            <text:p>-3,248</text:p>
          </table:table-cell>
          <table:table-cell table:style-name="ce26" table:formula="of:=IF([.E18]=[.K18];[.Q$6];[.Q$7])" office:value-type="float" office:value="-1.32192809488736">
            <text:p>-1,322</text:p>
          </table:table-cell>
          <table:table-cell table:style-name="ce26" table:formula="of:=IF([.F18]=[.L18];[.R$6];[.R$7])" office:value-type="float" office:value="2.32192809488736">
            <text:p>2,322</text:p>
          </table:table-cell>
          <table:table-cell/>
          <table:table-cell table:style-name="ce26" table:formula="of:=SUM([.N18:.R18])" office:value-type="float" office:value="-10.6657800283295">
            <text:p>-10,666</text:p>
          </table:table-cell>
          <table:table-cell table:style-name="ce7" table:formula="of:=IF([.T18]&gt;=[.$T$4];&quot;EXATO&quot;;IF([.T18]&gt;=[.$T$3];&quot;ANALISAR&quot;;&quot;&quot;))">
            <text:p/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DF</text:p>
          </table:table-cell>
          <table:table-cell/>
          <table:table-cell table:style-name="ce26" table:formula="of:=IF([.B19]=[.H19];[.N$6]*VLOOKUP([.B19];[.$B$3:.$I$4];8);[.N$7])" office:value-type="float" office:value="-4.24792751344358">
            <text:p>-4,248</text:p>
          </table:table-cell>
          <table:table-cell table:style-name="ce26" table:formula="of:=IF([.C19]=[.I19];[.O$6]*VLOOKUP([.C19];[.$B$6:.$I$8];8);[.O$7])" office:value-type="float" office:value="5.88792496890996">
            <text:p>5,888</text:p>
          </table:table-cell>
          <table:table-cell table:style-name="ce26" table:formula="of:=IF([.D19]=[.J19];[.P$6];[.P$7])" office:value-type="float" office:value="-3.24792751344359">
            <text:p>-3,248</text:p>
          </table:table-cell>
          <table:table-cell table:style-name="ce26" table:formula="of:=IF([.E19]=[.K19];[.Q$6];[.Q$7])" office:value-type="float" office:value="-1.32192809488736">
            <text:p>-1,322</text:p>
          </table:table-cell>
          <table:table-cell table:style-name="ce26" table:formula="of:=IF([.F19]=[.L19];[.R$6];[.R$7])" office:value-type="float" office:value="-0.0595010117486618">
            <text:p>-0,060</text:p>
          </table:table-cell>
          <table:table-cell/>
          <table:table-cell table:style-name="ce26" table:formula="of:=SUM([.N19:.R19])" office:value-type="float" office:value="-2.98935916461324">
            <text:p>-2,989</text:p>
          </table:table-cell>
          <table:table-cell table:style-name="ce7" table:formula="of:=IF([.T19]&gt;=[.$T$4];&quot;EXATO&quot;;IF([.T19]&gt;=[.$T$3];&quot;ANALISAR&quot;;&quot;&quot;))">
            <text:p/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33">
            <text:p>33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0]=[.H20];[.N$6]*VLOOKUP([.B20];[.$B$3:.$I$4];8);[.N$7])" office:value-type="float" office:value="11.5973555277282">
            <text:p>11,597</text:p>
          </table:table-cell>
          <table:table-cell table:style-name="ce26" table:formula="of:=IF([.C20]=[.I20];[.O$6]*VLOOKUP([.C20];[.$B$6:.$I$8];8);[.O$7])" office:value-type="float" office:value="5.88792496890996">
            <text:p>5,888</text:p>
          </table:table-cell>
          <table:table-cell table:style-name="ce26" table:formula="of:=IF([.D20]=[.J20];[.P$6];[.P$7])" office:value-type="float" office:value="-3.24792751344359">
            <text:p>-3,248</text:p>
          </table:table-cell>
          <table:table-cell table:style-name="ce26" table:formula="of:=IF([.E20]=[.K20];[.Q$6];[.Q$7])" office:value-type="float" office:value="0.678071905112638">
            <text:p>0,678</text:p>
          </table:table-cell>
          <table:table-cell table:style-name="ce26" table:formula="of:=IF([.F20]=[.L20];[.R$6];[.R$7])" office:value-type="float" office:value="2.32192809488736">
            <text:p>2,322</text:p>
          </table:table-cell>
          <table:table-cell/>
          <table:table-cell table:style-name="ce26" table:formula="of:=SUM([.N20:.R20])" office:value-type="float" office:value="17.2373529831946">
            <text:p>17,237</text:p>
          </table:table-cell>
          <table:table-cell table:style-name="ce7" table:formula="of:=IF([.T20]&gt;=[.$T$4];&quot;EXATO&quot;;IF([.T20]&gt;=[.$T$3];&quot;ANALISAR&quot;;&quot;&quot;))" office:value-type="string" office:string-value="EXATO">
            <text:p>EXATO</text:p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44">
            <text:p>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5-04-01">
            <text:p>01/04/9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R</text:p>
          </table:table-cell>
          <table:table-cell/>
          <table:table-cell table:style-name="ce26" table:formula="of:=IF([.B21]=[.H21];[.N$6]*VLOOKUP([.B21];[.$B$3:.$I$4];8);[.N$7])" office:value-type="float" office:value="-4.24792751344358">
            <text:p>-4,248</text:p>
          </table:table-cell>
          <table:table-cell table:style-name="ce26" table:formula="of:=IF([.C21]=[.I21];[.O$6]*VLOOKUP([.C21];[.$B$6:.$I$8];8);[.O$7])" office:value-type="float" office:value="5.88792496890996">
            <text:p>5,888</text:p>
          </table:table-cell>
          <table:table-cell table:style-name="ce26" table:formula="of:=IF([.D21]=[.J21];[.P$6];[.P$7])" office:value-type="float" office:value="-3.24792751344359">
            <text:p>-3,248</text:p>
          </table:table-cell>
          <table:table-cell table:style-name="ce26" table:formula="of:=IF([.E21]=[.K21];[.Q$6];[.Q$7])" office:value-type="float" office:value="-1.32192809488736">
            <text:p>-1,322</text:p>
          </table:table-cell>
          <table:table-cell table:style-name="ce26" table:formula="of:=IF([.F21]=[.L21];[.R$6];[.R$7])" office:value-type="float" office:value="-0.0595010117486618">
            <text:p>-0,060</text:p>
          </table:table-cell>
          <table:table-cell/>
          <table:table-cell table:style-name="ce26" table:formula="of:=SUM([.N21:.R21])" office:value-type="float" office:value="-2.98935916461324">
            <text:p>-2,989</text:p>
          </table:table-cell>
          <table:table-cell table:style-name="ce7" table:formula="of:=IF([.T21]&gt;=[.$T$4];&quot;EXATO&quot;;IF([.T21]&gt;=[.$T$3];&quot;ANALISAR&quot;;&quot;&quot;))">
            <text:p/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55">
            <text:p>55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96-07-20">
            <text:p>20/07/96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2]=[.H22];[.N$6]*VLOOKUP([.B22];[.$B$3:.$I$4];8);[.N$7])" office:value-type="float" office:value="11.5973555277282">
            <text:p>11,597</text:p>
          </table:table-cell>
          <table:table-cell table:style-name="ce26" table:formula="of:=IF([.C22]=[.I22];[.O$6]*VLOOKUP([.C22];[.$B$6:.$I$8];8);[.O$7])" office:value-type="float" office:value="-4.16992500144231">
            <text:p>-4,170</text:p>
          </table:table-cell>
          <table:table-cell table:style-name="ce26" table:formula="of:=IF([.D22]=[.J22];[.P$6];[.P$7])" office:value-type="float" office:value="-3.24792751344359">
            <text:p>-3,248</text:p>
          </table:table-cell>
          <table:table-cell table:style-name="ce26" table:formula="of:=IF([.E22]=[.K22];[.Q$6];[.Q$7])" office:value-type="float" office:value="0.678071905112638">
            <text:p>0,678</text:p>
          </table:table-cell>
          <table:table-cell table:style-name="ce26" table:formula="of:=IF([.F22]=[.L22];[.R$6];[.R$7])" office:value-type="float" office:value="2.32192809488736">
            <text:p>2,322</text:p>
          </table:table-cell>
          <table:table-cell/>
          <table:table-cell table:style-name="ce26" table:formula="of:=SUM([.N22:.R22])" office:value-type="float" office:value="7.17950301284228">
            <text:p>7,180</text:p>
          </table:table-cell>
          <table:table-cell table:style-name="ce7" table:formula="of:=IF([.T22]&gt;=[.$T$4];&quot;EXATO&quot;;IF([.T22]&gt;=[.$T$3];&quot;ANALISAR&quot;;&quot;&quot;))">
            <text:p/>
          </table:table-cell>
        </table:table-row>
        <table:table-row table:style-name="ro6">
          <table:table-cell table:style-name="ce6" office:value-type="float" office:value="222">
            <text:p>222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5">
            <text:p>15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 table:style-name="ce17" office:value-type="float" office:value="66">
            <text:p>66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3]=[.H23];[.N$6]*VLOOKUP([.B23];[.$B$3:.$I$4];8);[.N$7])" office:value-type="float" office:value="-4.24792751344358">
            <text:p>-4,248</text:p>
          </table:table-cell>
          <table:table-cell table:style-name="ce26" table:formula="of:=IF([.C23]=[.I23];[.O$6]*VLOOKUP([.C23];[.$B$6:.$I$8];8);[.O$7])" office:value-type="float" office:value="-4.16992500144231">
            <text:p>-4,170</text:p>
          </table:table-cell>
          <table:table-cell table:style-name="ce26" table:formula="of:=IF([.D23]=[.J23];[.P$6];[.P$7])" office:value-type="float" office:value="-3.24792751344359">
            <text:p>-3,248</text:p>
          </table:table-cell>
          <table:table-cell table:style-name="ce26" table:formula="of:=IF([.E23]=[.K23];[.Q$6];[.Q$7])" office:value-type="float" office:value="-1.32192809488736">
            <text:p>-1,322</text:p>
          </table:table-cell>
          <table:table-cell table:style-name="ce26" table:formula="of:=IF([.F23]=[.L23];[.R$6];[.R$7])" office:value-type="float" office:value="2.32192809488736">
            <text:p>2,322</text:p>
          </table:table-cell>
          <table:table-cell/>
          <table:table-cell table:style-name="ce26" table:formula="of:=SUM([.N23:.R23])" office:value-type="float" office:value="-10.6657800283295">
            <text:p>-10,666</text:p>
          </table:table-cell>
          <table:table-cell table:style-name="ce7" table:formula="of:=IF([.T23]&gt;=[.$T$4];&quot;EXATO&quot;;IF([.T23]&gt;=[.$T$3];&quot;ANALISAR&quot;;&quot;&quot;))">
            <text:p/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11">
            <text:p>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4]=[.H24];[.N$6]*VLOOKUP([.B24];[.$B$3:.$I$4];8);[.N$7])" office:value-type="float" office:value="7.5922513667327">
            <text:p>7,592</text:p>
          </table:table-cell>
          <table:table-cell table:style-name="ce26" table:formula="of:=IF([.C24]=[.I24];[.O$6]*VLOOKUP([.C24];[.$B$6:.$I$8];8);[.O$7])" office:value-type="float" office:value="-4.16992500144231">
            <text:p>-4,170</text:p>
          </table:table-cell>
          <table:table-cell table:style-name="ce26" table:formula="of:=IF([.D24]=[.J24];[.P$6];[.P$7])" office:value-type="float" office:value="-3.24792751344359">
            <text:p>-3,248</text:p>
          </table:table-cell>
          <table:table-cell table:style-name="ce26" table:formula="of:=IF([.E24]=[.K24];[.Q$6];[.Q$7])" office:value-type="float" office:value="0.678071905112638">
            <text:p>0,678</text:p>
          </table:table-cell>
          <table:table-cell table:style-name="ce26" table:formula="of:=IF([.F24]=[.L24];[.R$6];[.R$7])" office:value-type="float" office:value="2.32192809488736">
            <text:p>2,322</text:p>
          </table:table-cell>
          <table:table-cell/>
          <table:table-cell table:style-name="ce26" table:formula="of:=SUM([.N24:.R24])" office:value-type="float" office:value="3.17439885184681">
            <text:p>3,174</text:p>
          </table:table-cell>
          <table:table-cell table:style-name="ce7" table:formula="of:=IF([.T24]&gt;=[.$T$4];&quot;EXATO&quot;;IF([.T24]&gt;=[.$T$3];&quot;ANALISAR&quot;;&quot;&quot;))">
            <text:p/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DF</text:p>
          </table:table-cell>
          <table:table-cell/>
          <table:table-cell table:style-name="ce26" table:formula="of:=IF([.B25]=[.H25];[.N$6]*VLOOKUP([.B25];[.$B$3:.$I$4];8);[.N$7])" office:value-type="float" office:value="7.5922513667327">
            <text:p>7,592</text:p>
          </table:table-cell>
          <table:table-cell table:style-name="ce26" table:formula="of:=IF([.C25]=[.I25];[.O$6]*VLOOKUP([.C25];[.$B$6:.$I$8];8);[.O$7])" office:value-type="float" office:value="5.88792496890996">
            <text:p>5,888</text:p>
          </table:table-cell>
          <table:table-cell table:style-name="ce26" table:formula="of:=IF([.D25]=[.J25];[.P$6];[.P$7])" office:value-type="float" office:value="4.16992500144231">
            <text:p>4,170</text:p>
          </table:table-cell>
          <table:table-cell table:style-name="ce26" table:formula="of:=IF([.E25]=[.K25];[.Q$6];[.Q$7])" office:value-type="float" office:value="0.678071905112638">
            <text:p>0,678</text:p>
          </table:table-cell>
          <table:table-cell table:style-name="ce26" table:formula="of:=IF([.F25]=[.L25];[.R$6];[.R$7])" office:value-type="float" office:value="-0.0595010117486618">
            <text:p>-0,060</text:p>
          </table:table-cell>
          <table:table-cell/>
          <table:table-cell table:style-name="ce26" table:formula="of:=SUM([.N25:.R25])" office:value-type="float" office:value="18.268672230449">
            <text:p>18,269</text:p>
          </table:table-cell>
          <table:table-cell table:style-name="ce7" table:formula="of:=IF([.T25]&gt;=[.$T$4];&quot;EXATO&quot;;IF([.T25]&gt;=[.$T$3];&quot;ANALISAR&quot;;&quot;&quot;))" office:value-type="string" office:string-value="EXATO">
            <text:p>EXATO</text:p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33">
            <text:p>33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6]=[.H26];[.N$6]*VLOOKUP([.B26];[.$B$3:.$I$4];8);[.N$7])" office:value-type="float" office:value="-4.24792751344358">
            <text:p>-4,248</text:p>
          </table:table-cell>
          <table:table-cell table:style-name="ce26" table:formula="of:=IF([.C26]=[.I26];[.O$6]*VLOOKUP([.C26];[.$B$6:.$I$8];8);[.O$7])" office:value-type="float" office:value="5.88792496890996">
            <text:p>5,888</text:p>
          </table:table-cell>
          <table:table-cell table:style-name="ce26" table:formula="of:=IF([.D26]=[.J26];[.P$6];[.P$7])" office:value-type="float" office:value="-3.24792751344359">
            <text:p>-3,248</text:p>
          </table:table-cell>
          <table:table-cell table:style-name="ce26" table:formula="of:=IF([.E26]=[.K26];[.Q$6];[.Q$7])" office:value-type="float" office:value="-1.32192809488736">
            <text:p>-1,322</text:p>
          </table:table-cell>
          <table:table-cell table:style-name="ce26" table:formula="of:=IF([.F26]=[.L26];[.R$6];[.R$7])" office:value-type="float" office:value="2.32192809488736">
            <text:p>2,322</text:p>
          </table:table-cell>
          <table:table-cell/>
          <table:table-cell table:style-name="ce26" table:formula="of:=SUM([.N26:.R26])" office:value-type="float" office:value="-0.607930057977215">
            <text:p>-0,608</text:p>
          </table:table-cell>
          <table:table-cell table:style-name="ce7" table:formula="of:=IF([.T26]&gt;=[.$T$4];&quot;EXATO&quot;;IF([.T26]&gt;=[.$T$3];&quot;ANALISAR&quot;;&quot;&quot;))">
            <text:p/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44">
            <text:p>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5-04-01">
            <text:p>01/04/9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R</text:p>
          </table:table-cell>
          <table:table-cell/>
          <table:table-cell table:style-name="ce26" table:formula="of:=IF([.B27]=[.H27];[.N$6]*VLOOKUP([.B27];[.$B$3:.$I$4];8);[.N$7])" office:value-type="float" office:value="7.5922513667327">
            <text:p>7,592</text:p>
          </table:table-cell>
          <table:table-cell table:style-name="ce26" table:formula="of:=IF([.C27]=[.I27];[.O$6]*VLOOKUP([.C27];[.$B$6:.$I$8];8);[.O$7])" office:value-type="float" office:value="5.88792496890996">
            <text:p>5,888</text:p>
          </table:table-cell>
          <table:table-cell table:style-name="ce26" table:formula="of:=IF([.D27]=[.J27];[.P$6];[.P$7])" office:value-type="float" office:value="-3.24792751344359">
            <text:p>-3,248</text:p>
          </table:table-cell>
          <table:table-cell table:style-name="ce26" table:formula="of:=IF([.E27]=[.K27];[.Q$6];[.Q$7])" office:value-type="float" office:value="0.678071905112638">
            <text:p>0,678</text:p>
          </table:table-cell>
          <table:table-cell table:style-name="ce26" table:formula="of:=IF([.F27]=[.L27];[.R$6];[.R$7])" office:value-type="float" office:value="-0.0595010117486618">
            <text:p>-0,060</text:p>
          </table:table-cell>
          <table:table-cell/>
          <table:table-cell table:style-name="ce26" table:formula="of:=SUM([.N27:.R27])" office:value-type="float" office:value="10.8508197155631">
            <text:p>10,851</text:p>
          </table:table-cell>
          <table:table-cell table:style-name="ce7" table:formula="of:=IF([.T27]&gt;=[.$T$4];&quot;EXATO&quot;;IF([.T27]&gt;=[.$T$3];&quot;ANALISAR&quot;;&quot;&quot;))" office:value-type="string" office:string-value="ANALISAR">
            <text:p>ANALISAR</text:p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55">
            <text:p>55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96-07-20">
            <text:p>20/07/96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8]=[.H28];[.N$6]*VLOOKUP([.B28];[.$B$3:.$I$4];8);[.N$7])" office:value-type="float" office:value="-4.24792751344358">
            <text:p>-4,248</text:p>
          </table:table-cell>
          <table:table-cell table:style-name="ce26" table:formula="of:=IF([.C28]=[.I28];[.O$6]*VLOOKUP([.C28];[.$B$6:.$I$8];8);[.O$7])" office:value-type="float" office:value="-4.16992500144231">
            <text:p>-4,170</text:p>
          </table:table-cell>
          <table:table-cell table:style-name="ce26" table:formula="of:=IF([.D28]=[.J28];[.P$6];[.P$7])" office:value-type="float" office:value="-3.24792751344359">
            <text:p>-3,248</text:p>
          </table:table-cell>
          <table:table-cell table:style-name="ce26" table:formula="of:=IF([.E28]=[.K28];[.Q$6];[.Q$7])" office:value-type="float" office:value="-1.32192809488736">
            <text:p>-1,322</text:p>
          </table:table-cell>
          <table:table-cell table:style-name="ce26" table:formula="of:=IF([.F28]=[.L28];[.R$6];[.R$7])" office:value-type="float" office:value="2.32192809488736">
            <text:p>2,322</text:p>
          </table:table-cell>
          <table:table-cell/>
          <table:table-cell table:style-name="ce26" table:formula="of:=SUM([.N28:.R28])" office:value-type="float" office:value="-10.6657800283295">
            <text:p>-10,666</text:p>
          </table:table-cell>
          <table:table-cell table:style-name="ce7" table:formula="of:=IF([.T28]&gt;=[.$T$4];&quot;EXATO&quot;;IF([.T28]&gt;=[.$T$3];&quot;ANALISAR&quot;;&quot;&quot;))">
            <text:p/>
          </table:table-cell>
        </table:table-row>
        <table:table-row table:style-name="ro6">
          <table:table-cell table:style-name="ce6" office:value-type="float" office:value="333">
            <text:p>333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1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66">
            <text:p>66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29]=[.H29];[.N$6]*VLOOKUP([.B29];[.$B$3:.$I$4];8);[.N$7])" office:value-type="float" office:value="7.5922513667327">
            <text:p>7,592</text:p>
          </table:table-cell>
          <table:table-cell table:style-name="ce26" table:formula="of:=IF([.C29]=[.I29];[.O$6]*VLOOKUP([.C29];[.$B$6:.$I$8];8);[.O$7])" office:value-type="float" office:value="-4.16992500144231">
            <text:p>-4,170</text:p>
          </table:table-cell>
          <table:table-cell table:style-name="ce26" table:formula="of:=IF([.D29]=[.J29];[.P$6];[.P$7])" office:value-type="float" office:value="-3.24792751344359">
            <text:p>-3,248</text:p>
          </table:table-cell>
          <table:table-cell table:style-name="ce26" table:formula="of:=IF([.E29]=[.K29];[.Q$6];[.Q$7])" office:value-type="float" office:value="0.678071905112638">
            <text:p>0,678</text:p>
          </table:table-cell>
          <table:table-cell table:style-name="ce26" table:formula="of:=IF([.F29]=[.L29];[.R$6];[.R$7])" office:value-type="float" office:value="2.32192809488736">
            <text:p>2,322</text:p>
          </table:table-cell>
          <table:table-cell/>
          <table:table-cell table:style-name="ce26" table:formula="of:=SUM([.N29:.R29])" office:value-type="float" office:value="3.17439885184681">
            <text:p>3,174</text:p>
          </table:table-cell>
          <table:table-cell table:style-name="ce7" table:formula="of:=IF([.T29]&gt;=[.$T$4];&quot;EXATO&quot;;IF([.T29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11">
            <text:p>11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80-01-01">
            <text:p>01/01/80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30]=[.H30];[.N$6]*VLOOKUP([.B30];[.$B$3:.$I$4];8);[.N$7])" office:value-type="float" office:value="7.5922513667327">
            <text:p>7,592</text:p>
          </table:table-cell>
          <table:table-cell table:style-name="ce26" table:formula="of:=IF([.C30]=[.I30];[.O$6]*VLOOKUP([.C30];[.$B$6:.$I$8];8);[.O$7])" office:value-type="float" office:value="-4.16992500144231">
            <text:p>-4,170</text:p>
          </table:table-cell>
          <table:table-cell table:style-name="ce26" table:formula="of:=IF([.D30]=[.J30];[.P$6];[.P$7])" office:value-type="float" office:value="-3.24792751344359">
            <text:p>-3,248</text:p>
          </table:table-cell>
          <table:table-cell table:style-name="ce26" table:formula="of:=IF([.E30]=[.K30];[.Q$6];[.Q$7])" office:value-type="float" office:value="0.678071905112638">
            <text:p>0,678</text:p>
          </table:table-cell>
          <table:table-cell table:style-name="ce26" table:formula="of:=IF([.F30]=[.L30];[.R$6];[.R$7])" office:value-type="float" office:value="2.32192809488736">
            <text:p>2,322</text:p>
          </table:table-cell>
          <table:table-cell/>
          <table:table-cell table:style-name="ce26" table:formula="of:=SUM([.N30:.R30])" office:value-type="float" office:value="3.17439885184681">
            <text:p>3,174</text:p>
          </table:table-cell>
          <table:table-cell table:style-name="ce7" table:formula="of:=IF([.T30]&gt;=[.$T$4];&quot;EXATO&quot;;IF([.T30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85-03-30">
            <text:p>30/03/8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DF</text:p>
          </table:table-cell>
          <table:table-cell/>
          <table:table-cell table:style-name="ce26" table:formula="of:=IF([.B31]=[.H31];[.N$6]*VLOOKUP([.B31];[.$B$3:.$I$4];8);[.N$7])" office:value-type="float" office:value="7.5922513667327">
            <text:p>7,592</text:p>
          </table:table-cell>
          <table:table-cell table:style-name="ce26" table:formula="of:=IF([.C31]=[.I31];[.O$6]*VLOOKUP([.C31];[.$B$6:.$I$8];8);[.O$7])" office:value-type="float" office:value="-4.16992500144231">
            <text:p>-4,170</text:p>
          </table:table-cell>
          <table:table-cell table:style-name="ce26" table:formula="of:=IF([.D31]=[.J31];[.P$6];[.P$7])" office:value-type="float" office:value="-3.24792751344359">
            <text:p>-3,248</text:p>
          </table:table-cell>
          <table:table-cell table:style-name="ce26" table:formula="of:=IF([.E31]=[.K31];[.Q$6];[.Q$7])" office:value-type="float" office:value="0.678071905112638">
            <text:p>0,678</text:p>
          </table:table-cell>
          <table:table-cell table:style-name="ce26" table:formula="of:=IF([.F31]=[.L31];[.R$6];[.R$7])" office:value-type="float" office:value="-0.0595010117486618">
            <text:p>-0,060</text:p>
          </table:table-cell>
          <table:table-cell/>
          <table:table-cell table:style-name="ce26" table:formula="of:=SUM([.N31:.R31])" office:value-type="float" office:value="0.792969745210783">
            <text:p>0,793</text:p>
          </table:table-cell>
          <table:table-cell table:style-name="ce7" table:formula="of:=IF([.T31]&gt;=[.$T$4];&quot;EXATO&quot;;IF([.T31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33">
            <text:p>33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0-06-16">
            <text:p>16/06/90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32]=[.H32];[.N$6]*VLOOKUP([.B32];[.$B$3:.$I$4];8);[.N$7])" office:value-type="float" office:value="-4.24792751344358">
            <text:p>-4,248</text:p>
          </table:table-cell>
          <table:table-cell table:style-name="ce26" table:formula="of:=IF([.C32]=[.I32];[.O$6]*VLOOKUP([.C32];[.$B$6:.$I$8];8);[.O$7])" office:value-type="float" office:value="-4.16992500144231">
            <text:p>-4,170</text:p>
          </table:table-cell>
          <table:table-cell table:style-name="ce26" table:formula="of:=IF([.D32]=[.J32];[.P$6];[.P$7])" office:value-type="float" office:value="-3.24792751344359">
            <text:p>-3,248</text:p>
          </table:table-cell>
          <table:table-cell table:style-name="ce26" table:formula="of:=IF([.E32]=[.K32];[.Q$6];[.Q$7])" office:value-type="float" office:value="-1.32192809488736">
            <text:p>-1,322</text:p>
          </table:table-cell>
          <table:table-cell table:style-name="ce26" table:formula="of:=IF([.F32]=[.L32];[.R$6];[.R$7])" office:value-type="float" office:value="2.32192809488736">
            <text:p>2,322</text:p>
          </table:table-cell>
          <table:table-cell/>
          <table:table-cell table:style-name="ce26" table:formula="of:=SUM([.N32:.R32])" office:value-type="float" office:value="-10.6657800283295">
            <text:p>-10,666</text:p>
          </table:table-cell>
          <table:table-cell table:style-name="ce7" table:formula="of:=IF([.T32]&gt;=[.$T$4];&quot;EXATO&quot;;IF([.T32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44">
            <text:p>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SILVA</text:p>
          </table:table-cell>
          <table:table-cell table:style-name="ce10" office:value-type="date" office:date-value="1995-04-01">
            <text:p>01/04/95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R</text:p>
          </table:table-cell>
          <table:table-cell/>
          <table:table-cell table:style-name="ce26" table:formula="of:=IF([.B33]=[.H33];[.N$6]*VLOOKUP([.B33];[.$B$3:.$I$4];8);[.N$7])" office:value-type="float" office:value="7.5922513667327">
            <text:p>7,592</text:p>
          </table:table-cell>
          <table:table-cell table:style-name="ce26" table:formula="of:=IF([.C33]=[.I33];[.O$6]*VLOOKUP([.C33];[.$B$6:.$I$8];8);[.O$7])" office:value-type="float" office:value="-4.16992500144231">
            <text:p>-4,170</text:p>
          </table:table-cell>
          <table:table-cell table:style-name="ce26" table:formula="of:=IF([.D33]=[.J33];[.P$6];[.P$7])" office:value-type="float" office:value="-3.24792751344359">
            <text:p>-3,248</text:p>
          </table:table-cell>
          <table:table-cell table:style-name="ce26" table:formula="of:=IF([.E33]=[.K33];[.Q$6];[.Q$7])" office:value-type="float" office:value="0.678071905112638">
            <text:p>0,678</text:p>
          </table:table-cell>
          <table:table-cell table:style-name="ce26" table:formula="of:=IF([.F33]=[.L33];[.R$6];[.R$7])" office:value-type="float" office:value="-0.0595010117486618">
            <text:p>-0,060</text:p>
          </table:table-cell>
          <table:table-cell/>
          <table:table-cell table:style-name="ce26" table:formula="of:=SUM([.N33:.R33])" office:value-type="float" office:value="0.792969745210783">
            <text:p>0,793</text:p>
          </table:table-cell>
          <table:table-cell table:style-name="ce7" table:formula="of:=IF([.T33]&gt;=[.$T$4];&quot;EXATO&quot;;IF([.T33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55">
            <text:p>55</text:p>
          </table:table-cell>
          <table:table-cell table:style-name="ce3" office:value-type="string">
            <text:p>MARIA</text:p>
          </table:table-cell>
          <table:table-cell table:style-name="ce3" office:value-type="string">
            <text:p>SOUZA</text:p>
          </table:table-cell>
          <table:table-cell table:style-name="ce10" office:value-type="date" office:date-value="1996-07-20">
            <text:p>20/07/96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34]=[.H34];[.N$6]*VLOOKUP([.B34];[.$B$3:.$I$4];8);[.N$7])" office:value-type="float" office:value="-4.24792751344358">
            <text:p>-4,248</text:p>
          </table:table-cell>
          <table:table-cell table:style-name="ce26" table:formula="of:=IF([.C34]=[.I34];[.O$6]*VLOOKUP([.C34];[.$B$6:.$I$8];8);[.O$7])" office:value-type="float" office:value="-4.16992500144231">
            <text:p>-4,170</text:p>
          </table:table-cell>
          <table:table-cell table:style-name="ce26" table:formula="of:=IF([.D34]=[.J34];[.P$6];[.P$7])" office:value-type="float" office:value="-3.24792751344359">
            <text:p>-3,248</text:p>
          </table:table-cell>
          <table:table-cell table:style-name="ce26" table:formula="of:=IF([.E34]=[.K34];[.Q$6];[.Q$7])" office:value-type="float" office:value="-1.32192809488736">
            <text:p>-1,322</text:p>
          </table:table-cell>
          <table:table-cell table:style-name="ce26" table:formula="of:=IF([.F34]=[.L34];[.R$6];[.R$7])" office:value-type="float" office:value="2.32192809488736">
            <text:p>2,322</text:p>
          </table:table-cell>
          <table:table-cell/>
          <table:table-cell table:style-name="ce26" table:formula="of:=SUM([.N34:.R34])" office:value-type="float" office:value="-10.6657800283295">
            <text:p>-10,666</text:p>
          </table:table-cell>
          <table:table-cell table:style-name="ce7" table:formula="of:=IF([.T34]&gt;=[.$T$4];&quot;EXATO&quot;;IF([.T34]&gt;=[.$T$3];&quot;ANALISAR&quot;;&quot;&quot;))">
            <text:p/>
          </table:table-cell>
        </table:table-row>
        <table:table-row table:style-name="ro6">
          <table:table-cell table:style-name="ce6" office:value-type="float" office:value="444">
            <text:p>444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 table:style-name="ce17" office:value-type="float" office:value="66">
            <text:p>66</text:p>
          </table:table-cell>
          <table:table-cell table:style-name="ce3" office:value-type="string">
            <text:p>JOSE</text:p>
          </table:table-cell>
          <table:table-cell table:style-name="ce3" office:value-type="string">
            <text:p>WINKLER</text:p>
          </table:table-cell>
          <table:table-cell table:style-name="ce10" office:value-type="date" office:date-value="1997-08-25">
            <text:p>25/08/97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P</text:p>
          </table:table-cell>
          <table:table-cell/>
          <table:table-cell table:style-name="ce26" table:formula="of:=IF([.B35]=[.H35];[.N$6]*VLOOKUP([.B35];[.$B$3:.$I$4];8);[.N$7])" office:value-type="float" office:value="7.5922513667327">
            <text:p>7,592</text:p>
          </table:table-cell>
          <table:table-cell table:style-name="ce26" table:formula="of:=IF([.C35]=[.I35];[.O$6]*VLOOKUP([.C35];[.$B$6:.$I$8];8);[.O$7])" office:value-type="float" office:value="13.165800476901">
            <text:p>13,166</text:p>
          </table:table-cell>
          <table:table-cell table:style-name="ce26" table:formula="of:=IF([.D35]=[.J35];[.P$6];[.P$7])" office:value-type="float" office:value="4.16992500144231">
            <text:p>4,170</text:p>
          </table:table-cell>
          <table:table-cell table:style-name="ce26" table:formula="of:=IF([.E35]=[.K35];[.Q$6];[.Q$7])" office:value-type="float" office:value="0.678071905112638">
            <text:p>0,678</text:p>
          </table:table-cell>
          <table:table-cell table:style-name="ce26" table:formula="of:=IF([.F35]=[.L35];[.R$6];[.R$7])" office:value-type="float" office:value="2.32192809488736">
            <text:p>2,322</text:p>
          </table:table-cell>
          <table:table-cell/>
          <table:table-cell table:style-name="ce26" table:formula="of:=SUM([.N35:.R35])" office:value-type="float" office:value="27.927976845076">
            <text:p>27,928</text:p>
          </table:table-cell>
          <table:table-cell table:style-name="ce7" table:formula="of:=IF([.T35]&gt;=[.$T$4];&quot;EXATO&quot;;IF([.T35]&gt;=[.$T$3];&quot;ANALISAR&quot;;&quot;&quot;))" office:value-type="string" office:string-value="EXATO">
            <text:p>EXATO</text:p>
          </table:table-cell>
        </table:table-row>
        <table:table-row table:style-name="ro6">
          <table:table-cell table:number-columns-repeated="21"/>
        </table:table-row>
        <table:table-row table:style-name="ro6" table:number-rows-repeated="4">
          <table:table-cell table:style-name="Default" table:number-columns-repeated="6"/>
          <table:table-cell table:number-columns-repeated="15"/>
        </table:table-row>
        <table:table-row table:style-name="ro6" table:number-rows-repeated="1048535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Planilha2" table:style-name="ta1">
        <table:table-column table:style-name="co12" table:default-cell-style-name="ce35"/>
        <table:table-row table:style-name="ro2">
          <table:table-cell office:value-type="string">
            <text:p>An Empiric Modification to the Probabilistic Record Linkage Algorithm Using Frequency-Based Weight Scaling</text:p>
          </table:table-cell>
        </table:table-row>
        <table:table-row table:style-name="ro6">
          <table:table-cell table:style-name="Default" office:value-type="string">
            <text:p>https://www.ncbi.nlm.nih.gov/pmc/articles/PMC2744724/</text:p>
          </table:table-cell>
        </table:table-row>
      </table:table>
      <table:table table:name="Planilha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Hjort</meta:initial-creator>
    <meta:creation-date>2017-09-11T19:59:12</meta:creation-date>
    <dc:date>2017-09-13T00:05:35</dc:date>
    <dc:creator>Rodrigo Hjort</dc:creator>
    <meta:editing-duration>PT6H53M9S</meta:editing-duration>
    <meta:editing-cycles>29</meta:editing-cycles>
    <meta:generator>LibreOffice/3.5$Linux_x86 LibreOffice_project/350m1$Build-2</meta:generator>
    <meta:document-statistic meta:table-count="3" meta:cell-count="576" meta:object-count="0"/>
  </office:meta>
</office:document-meta>
</file>